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fo:min-height="2.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cm"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cm" svg:height="14.7cm" svg:x="5.9cm" svg:y="5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.8cm" svg:height="2.35cm" svg:x="8.1cm" svg:y="6cm">
          <draw:text-box>
            <text:p text:style-name="P1"><text:span text:style-name="T1">Pick Route</text:span></text:p>
          </draw:text-box>
        </draw:frame>
        <draw:custom-shape draw:style-name="gr3" draw:text-style-name="P2" draw:layer="layout" svg:width="7.5cm" svg:height="1.3cm" svg:x="6.75cm" svg:y="7.8cm">
          <text:p text:style-name="P2"><text:span text:style-name="T2">Short route</text:span></text:p>
          <text:p text:style-name="P2"><text:span text:style-name="T2">5.5 km, difficulty: 5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5cm" svg:height="1.3cm" svg:x="6.75cm" svg:y="9.6cm">
          <text:p text:style-name="P2"><text:span text:style-name="T2">Forest Medium</text:span></text:p>
          <text:p text:style-name="P2"><text:span text:style-name="T2">7.5 km, difficulty: 4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5cm" svg:height="1.3cm" svg:x="6.75cm" svg:y="11.3cm">
          <text:p text:style-name="P2"><text:span text:style-name="T2">Hilly Forest</text:span></text:p>
          <text:p text:style-name="P2"><text:span text:style-name="T2">5.5 km, difficulty: 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5cm" svg:height="1.3cm" svg:x="6.75cm" svg:y="13cm">
          <text:p text:style-name="P2"><text:span text:style-name="T2">Beach </text:span></text:p>
          <text:p text:style-name="P2"><text:span text:style-name="T2">5 km, difficulty: 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5cm" svg:height="1.3cm" svg:x="6.75cm" svg:y="14.7cm">
          <text:p text:style-name="P2"><text:span text:style-name="T2">City Long</text:span></text:p>
          <text:p text:style-name="P2"><text:span text:style-name="T2">12.5 km, difficulty: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.5cm" svg:height="1.3cm" svg:x="6.75cm" svg:y="16.3cm">
          <text:p text:style-name="P2"><text:span text:style-name="T2">Short Hilly</text:span></text:p>
          <text:p text:style-name="P2"><text:span text:style-name="T2">3.5 km, difficulty: 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5cm" svg:height="0.5cm" svg:x="6.137cm" svg:y="8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137cm" svg:y="9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174cm" svg:y="11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174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126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cm" svg:height="0.5cm" svg:x="6.126cm" svg:y="16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a" fo:country="DK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JhengHei" style:font-family-asian="'Microsoft Jheng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4T01:05:24.155000000</meta:creation-date>
    <dc:date>2014-04-14T01:41:22.420000000</dc:date>
    <meta:editing-duration>P0D</meta:editing-duration>
    <meta:editing-cycles>1</meta:editing-cycles>
    <meta:generator>LibreOffice/4.1.4.2$Windows_x86 LibreOffice_project/0a0440ccc0227ad9829de5f46be37cfb6edcf72</meta:generator>
    <meta:document-statistic meta:object-count="14"/>
  </office:meta>
</office:document-meta>
</file>